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1" svg:font-family="'Noto Sans'"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0.834cm" fo:margin-left="-0.191cm" fo:margin-top="0cm" fo:margin-bottom="0cm" table:align="left" style:writing-mode="lr-tb"/>
    </style:style>
    <style:style style:name="Tableau1.A" style:family="table-column">
      <style:table-column-properties style:column-width="5.415cm"/>
    </style:style>
    <style:style style:name="Tableau1.B" style:family="table-column">
      <style:table-column-properties style:column-width="5.417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1.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383cm" fo:margin-left="-0.191cm" fo:margin-top="0cm" fo:margin-bottom="0cm" table:align="left" style:writing-mode="lr-tb"/>
    </style:style>
    <style:style style:name="Tableau2.A" style:family="table-column">
      <style:table-column-properties style:column-width="4.246cm"/>
    </style:style>
    <style:style style:name="Tableau2.B" style:family="table-column">
      <style:table-column-properties style:column-width="4.26cm"/>
    </style:style>
    <style:style style:name="Tableau2.C" style:family="table-column">
      <style:table-column-properties style:column-width="3.939cm"/>
    </style:style>
    <style:style style:name="Tableau2.D" style:family="table-column">
      <style:table-column-properties style:column-width="3.93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282cm" style:contextual-spacing="false"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style>
    <style:style style:name="P5" style:family="paragraph" style:parent-style-name="Heading_20_1" style:list-style-name="" style:master-page-name="Standard">
      <style:paragraph-properties fo:margin-left="1.27cm" fo:text-indent="-0.635cm" style:auto-text-indent="false" style:page-number="0"/>
    </style:style>
    <style:style style:name="P6" style:family="paragraph" style:parent-style-name="Heading_20_1" style:list-style-name="WWNum22">
      <style:paragraph-properties fo:margin-top="0cm" fo:margin-bottom="0cm" style:contextual-spacing="false" fo:break-before="page"/>
    </style:style>
    <style:style style:name="P7" style:family="paragraph" style:parent-style-name="Heading_20_1" style:list-style-name="WWNum22"/>
    <style:style style:name="P8" style:family="paragraph" style:parent-style-name="List_20_Paragraph" style:list-style-name="WWNum22"/>
    <style:style style:name="P9" style:family="paragraph" style:parent-style-name="Normal_20__28_Web_29_" style:list-style-name="WWNum22">
      <style:paragraph-properties fo:margin-top="0.494cm" fo:margin-bottom="0.494cm" style:contextual-spacing="false"/>
    </style:style>
    <style:style style:name="P10" style:family="paragraph" style:parent-style-name="Standard" style:list-style-name="WWNum20">
      <style:paragraph-properties fo:text-align="start" style:justify-single-word="false"/>
    </style:style>
    <style:style style:name="P11" style:family="paragraph" style:parent-style-name="Standard" style:list-style-name="WWNum20">
      <style:paragraph-properties fo:text-align="start" style:justify-single-word="false"/>
      <style:text-properties officeooo:paragraph-rsid="001c8bb7"/>
    </style:style>
    <style:style style:name="P12" style:family="paragraph" style:parent-style-name="Standard">
      <style:paragraph-properties fo:text-align="start" style:justify-single-word="false"/>
      <style:text-properties officeooo:paragraph-rsid="001c8bb7"/>
    </style:style>
    <style:style style:name="P13" style:family="paragraph" style:parent-style-name="Standard">
      <style:paragraph-properties fo:text-align="start" style:justify-single-word="false"/>
      <style:text-properties officeooo:paragraph-rsid="001c999c"/>
    </style:style>
    <style:style style:name="P14" style:family="paragraph" style:parent-style-name="Standard" style:list-style-name="WWNum19"/>
    <style:style style:name="P15" style:family="paragraph" style:parent-style-name="Standard">
      <style:paragraph-properties fo:margin-top="0cm" fo:margin-bottom="0.282cm" style:contextual-spacing="false" fo:orphans="2" fo:widows="2" fo:hyphenation-ladder-count="no-limit"/>
      <style:text-properties fo:font-size="11pt" fo:language="fr" fo:country="FR" officeooo:paragraph-rsid="001c999c"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282cm" style:contextual-spacing="false" fo:orphans="2" fo:widows="2" fo:hyphenation-ladder-count="no-limit"/>
      <style:text-properties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282cm" style:contextual-spacing="false" fo:orphans="2" fo:widows="2" fo:hyphenation-ladder-count="no-limit"/>
      <style:text-properties fo:font-size="11pt" fo:language="fr" fo:country="FR" officeooo:rsid="001c999c" officeooo:paragraph-rsid="001c999c"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282cm" style:contextual-spacing="false" fo:orphans="2" fo:widows="2" fo:hyphenation-ladder-count="no-limit"/>
      <style:text-properties fo:font-size="11pt" fo:language="fr" fo:country="FR" officeooo:rsid="001cc9e3" officeooo:paragraph-rsid="001cc9e3"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282cm" style:contextual-spacing="false" fo:text-align="start" style:justify-single-word="false" fo:orphans="2" fo:widows="2" fo:hyphenation-ladder-count="no-limit"/>
      <style:text-properties fo:font-size="11pt" fo:language="fr" fo:country="FR" officeooo:rsid="001cc9e3" officeooo:paragraph-rsid="001cc9e3"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282cm" style:contextual-spacing="false" fo:orphans="2" fo:widows="2" fo:hyphenation-ladder-count="no-limit"/>
      <style:text-properties fo:font-size="11pt" fo:language="fr" fo:country="FR" officeooo:rsid="001ec375" officeooo:paragraph-rsid="001ec375"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282cm" style:contextual-spacing="false" fo:text-align="start" style:justify-single-word="false" fo:orphans="2" fo:widows="2" fo:hyphenation-ladder-count="no-limit"/>
      <style:text-properties fo:font-size="11pt" fo:language="fr" fo:country="FR" officeooo:rsid="001ec375" officeooo:paragraph-rsid="001ec375"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loext:graphic-properties draw:fill="solid" draw:fill-color="#8eaadb"/>
      <style:paragraph-properties fo:text-align="center"/>
      <style:text-properties fo:font-size="11pt"/>
    </style:style>
    <style:style style:name="P23" style:family="paragraph">
      <loext:graphic-properties draw:fill="solid" draw:fill-color="#d9e2f3"/>
      <style:paragraph-properties fo:text-align="justify"/>
      <style:text-properties style:font-name="Gentium Book Basic" fo:font-size="11pt"/>
    </style:style>
    <style:style style:name="P24" style:family="paragraph">
      <style:paragraph-properties fo:text-align="start"/>
      <style:text-properties style:font-name="Gentium Book Basic" fo:font-size="11pt"/>
    </style:style>
    <style:style style:name="P25" style:family="paragraph">
      <loext:graphic-properties draw:fill="none" draw:fill-color="#ffffff"/>
      <style:paragraph-properties fo:text-align="start"/>
      <style:text-properties style:font-name="Gentium Book Basic" fo:font-size="11pt"/>
    </style:style>
    <style:style style:name="P26" style:family="paragraph">
      <loext:graphic-properties draw:fill="solid" draw:fill-color="#ffffff"/>
    </style:style>
    <style:style style:name="P27" style:family="paragraph">
      <loext:graphic-properties draw:fill="solid" draw:fill-color="#4472c4"/>
      <style:paragraph-properties fo:text-align="center"/>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color="#000000" loext:opacity="100%" fo:font-size="8pt" style:font-size-asian="8pt" style:font-size-complex="8pt"/>
    </style:style>
    <style:style style:name="T4" style:family="text">
      <style:text-properties fo:color="#000000" loext:opacity="100%"/>
    </style:style>
    <style:style style:name="T5" style:family="text">
      <style:text-properties fo:color="#595959" loext:opacity="100%" fo:font-size="54pt"/>
    </style:style>
    <style:style style:name="T6" style:family="text">
      <style:text-properties fo:color="#44546a" loext:opacity="100%" style:font-name="Gentium Basic" fo:font-size="18pt" style:font-name-asian="F" style:font-name-complex="F"/>
    </style:style>
    <style:style style:name="gr1" style:family="graphic">
      <style:graphic-properties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8eaadb" draw:textarea-horizontal-align="center" draw:textarea-vertical-align="top" draw:auto-grow-height="false" fo:wrap-option="wrap" loext:decorative="false" style:run-through="background"/>
    </style:style>
    <style:style style:name="gr3" style:family="graphic">
      <style:graphic-properties draw:stroke="none" svg:stroke-width="0cm" draw:fill="solid" draw:fill-color="#d9e2f3" draw:textarea-vertical-align="bottom" draw:auto-grow-height="false" fo:min-height="5.08cm" fo:padding-top="0.508cm" fo:padding-bottom="1.27cm" fo:padding-left="1.27cm" fo:padding-right="1.27cm" fo:wrap-option="wrap" loext:decorative="false" style:run-through="background"/>
    </style:style>
    <style:style style:name="gr4" style:family="graphic">
      <style:graphic-properties draw:stroke="none" svg:stroke-width="0cm" draw:fill="none" draw:fill-color="#ffffff" loext:fill-use-slide-background="false" draw:textarea-vertical-align="middle" draw:auto-grow-height="false" fo:min-height="20.32cm" fo:padding-top="1.27cm" fo:padding-bottom="1.27cm" fo:padding-left="1.27cm" fo:padding-right="1.27cm" fo:wrap-option="wrap" loext:decorative="false" style:run-through="background"/>
      <style:paragraph-properties style:writing-mode="lr-tb"/>
    </style:style>
    <style:style style:name="gr5" style:family="graphic" style:parent-style-name="Frame">
      <style:graphic-properties draw:stroke="solid" svg:stroke-width="0.009cm" svg:stroke-color="#808080" draw:stroke-linejoin="round" svg:stroke-linecap="butt" draw:fill="solid" draw:fill-color="#ffffff" draw:textarea-vertical-align="top" draw:auto-grow-height="false" fo:min-height="0.884cm" fo:min-width="0.841cm" fo:padding-top="0.127cm" fo:padding-bottom="0.127cm" fo:padding-left="0.254cm" fo:padding-right="0.254cm" fo:wrap-option="wrap" loext:decorative="false" fo:margin-left="0cm" fo:margin-right="0.079cm" fo:margin-top="0cm" fo:margin-bottom="0.079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gr6" style:family="graphic">
      <style:graphic-properties draw:stroke="solid" svg:stroke-width="0.009cm" svg:stroke-color="#808080" draw:stroke-linejoin="round" svg:stroke-linecap="butt" draw:fill="solid" draw:fill-color="#ffffff" draw:textarea-vertical-align="top" draw:auto-grow-height="false" fo:min-height="0.884cm" fo:min-width="0.841cm" fo:padding-top="0.127cm" fo:padding-bottom="0.127cm" fo:padding-left="0.254cm" fo:padding-right="0.254cm" fo:wrap-option="wrap" loext:decorative="false" fo:margin-left="0cm" fo:margin-right="0.079cm" fo:margin-top="0cm" fo:margin-bottom="0.079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gr7" style:family="graphic" style:parent-style-name="Frame">
      <style:graphic-properties draw:stroke="solid" svg:stroke-width="0.009cm" svg:stroke-color="#808080" draw:stroke-linejoin="round" svg:stroke-linecap="butt" draw:fill="solid" draw:fill-color="#ffffff" draw:textarea-vertical-align="top" draw:auto-grow-height="false" fo:min-height="0.744cm" fo:min-width="0.808cm" fo:padding-top="0.127cm" fo:padding-bottom="0.127cm" fo:padding-left="0.254cm" fo:padding-right="0.254cm" fo:wrap-option="wrap" loext:decorative="false" fo:margin-left="0cm" fo:margin-right="0.06cm" fo:margin-top="0cm" fo:margin-bottom="0.06cm" style:run-through="background" style:wrap="run-through" style:number-wrapped-paragraphs="no-limit" style:vertical-pos="from-top" loext:vertical-rel="page-content-bottom" style:horizontal-pos="from-left" style:horizontal-rel="page-end-margin" draw:wrap-influence-on-position="once-concurrent" loext:allow-overlap="true" style:flow-with-text="false"/>
    </style:style>
    <style:style style:name="gr8" style:family="graphic">
      <style:graphic-properties draw:stroke="solid" svg:stroke-width="0.035cm" svg:stroke-color="#325490" draw:stroke-linejoin="miter" svg:stroke-linecap="butt" draw:fill="solid" draw:fill-color="#4472c4" draw:textarea-horizontal-align="center" draw:textarea-vertical-align="top" draw:auto-grow-height="false" fo:padding-top="0.018cm" fo:padding-bottom="0.018cm" fo:padding-left="0.018cm" fo:padding-right="0.018cm" fo:wrap-option="wrap" loext:decorative="false" fo:margin-left="0.039cm" fo:margin-right="0.018cm" fo:margin-top="0.055cm" fo:margin-bottom="0.018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draw:g text:anchor-type="char" draw:z-index="9" draw:name="Groupe 119" draw:style-name="gr1"><draw:rect draw:name="Rectangle 120" draw:style-name="gr2" draw:text-style-name="P22" svg:width="19.051cm" svg:height="0.387cm" svg:x="1.254cm" svg:y="21.68cm"><text:p/></draw:rect><draw:frame draw:name="Rectangle 121" draw:style-name="gr3" draw:text-style-name="P23" svg:width="19.051cm" svg:height="5.081cm" svg:x="1.254cm" svg:y="22.024cm"><draw:text-box><text:p/></draw:text-box></draw:frame><draw:frame draw:name="Zone de texte 122" draw:style-name="gr4" draw:text-style-name="P25" svg:width="19.051cm" svg:height="20.321cm" svg:x="1.254cm" svg:y="0.596cm"><draw:text-box><text:p text:style-name="P24"><text:span text:style-name="T5">TP 4 - La gestion des risques</text:span></text:p><text:p text:style-name="P24"><text:span text:style-name="T6">Gestion de projet</text:span></text:p></draw:text-box></draw:frame></draw:g></text:h>
      <text:list xml:id="list3909211860" text:style-name="WWNum22">
        <text:list-item>
          <text:h text:style-name="P6" text:outline-level="1">Les différents types de risques d’une gestion de projet</text:h>
        </text:list-item>
      </text:list>
      <text:p text:style-name="Standard">Il existe de nombreux types de risques à prendre en compte en gestion de projet, dont voici les principaux :</text:p>
      <text:list text:style-name="WWNum20">
        <text:list-item>
          <text:p text:style-name="P10"><text:span text:style-name="T1">Les risques juridiques et réglementaires</text:span>.<text:line-break/>Il s’agit des risques liés aux lois et aux réglementations régionales ou nationales. Par exemple : promulgation d’une nouvelle loi, RGPD, respect de la loi, …</text:p>
        </text:list-item>
        <text:list-item>
          <text:p text:style-name="P11"><text:span text:style-name="T1">Les risques sociaux et organisationnels</text:span>.<text:line-break/>Cette catégorie est très large, et peut regrouper tous les risques pouvant impacter la population, des personnes ou des organisations. Par exemple : problème d’accès au logement, démographie, immigration, émigration, obsolescence des compétences, indisponibilité des experts, …</text:p>
        </text:list-item>
        <text:list-item>
          <text:p text:style-name="P10"><text:span text:style-name="T1">Les risques technologiques</text:span>.<text:line-break/>Ils concernent des solutions technologiques innovantes, et peuvent impacter les populations, les infrastructures et l’environnement. Par exemple : Accident industriel, transport de matière dangereuse, déchets dangereux, accident nucléaire, rupture de barrage, …</text:p>
        </text:list-item>
        <text:list-item>
          <text:p text:style-name="P10"><text:span text:style-name="T1">Les risques numériques et informatiques</text:span>.<text:line-break/>Cette catégorie concerne les solutions informatiques et numériques, et peut impact les produits et les utilisateurs de ces produits. Par exemple : cyber-attaque, violation de confidentialité des données, fuite de données, propagation de fake news, …</text:p>
        </text:list-item>
        <text:list-item>
          <text:p text:style-name="P10"><text:span text:style-name="T1">Les risques économiques et financiers</text:span>.<text:line-break/>Ce type de risques se traduit par une perte d’argent pour l’entreprise, une organisation ou un individu. Par exemple : fluctuation du marché boursier, mauvaise gestion des finances, météo extrême (cultures détruites), …</text:p>
        </text:list-item>
        <text:list-item>
          <text:p text:style-name="P10"><text:span text:style-name="T1">Les risques professionnels et métiers</text:span>.<text:line-break/>Cette catégorie de risque peut impacter les salariés, notamment dans le cadre de métiers à risque. Par exemple : Chute si travaux en hauteur, espaces confinés, pénibilité, troubles musculosquelettiques, …</text:p>
        </text:list-item>
        <text:list-item>
          <text:p text:style-name="P10"><text:span text:style-name="T1">Les risques environnementaux et climatiques</text:span>.<text:line-break/>Ils sont essentiellement causés par l’homme et impactent la nature, la faune, la flore, les populations, et les écosystèmes. Par exemple : réchauffement climatique, déforestation, pollution des sols, diminution de la diversité biologique, …</text:p>
        </text:list-item>
        <text:list-item>
          <text:p text:style-name="P10"><text:span text:style-name="T1">Les risques naturels</text:span>.<text:line-break/>Ces risques ont pour cause des phénomènes naturels pouvant créer des dommages pour des équipements, des ouvrages et des populations. Par exemple les canicules, inondations, sécheresses, tsunamis, tremblements de terre, etc…</text:p>
        </text:list-item>
        <text:list-item>
          <text:p text:style-name="P10"><text:span text:style-name="T1">Les risques géographiques</text:span>.<text:line-break/>On parle souvent d’aléa pour cette catégorie, qui concerne les dégâts « naturels » pouvant être causés à une population, la technologie, les infrastructures. Par exemple : surpeuplement, sous-équipement, terrain meuble et argileux, …</text:p>
        </text:list-item>
        <text:list-item>
          <text:p text:style-name="P10"><text:span text:style-name="T1">Les risques politiques et géopolitiques</text:span>.<text:line-break/>Ces risques affectent les relations entre états. Par exemple : guerres, guerres commerciales, blocus, terrorisme, accès aux ressources naturelles, politiques sanitaires nationales, …</text:p>
        </text:list-item>
        <text:list-item>
          <text:p text:style-name="P10"><text:soft-page-break/><text:span text:style-name="T1">Les risques sanitaires</text:span>.<text:line-break/>Ces risques sont un danger pour la population et les animaux. Par exemple : pandémie mondiale, contamination chimique, pollution de l’eau, etc…</text:p>
        </text:list-item>
        <text:list-item>
          <text:p text:style-name="P10"><text:span text:style-name="T1">Les risques médicaux</text:span>.<text:line-break/>Ces risques concernent les patients, les professionnels de santé et leur entourage. Par exemple : mauvais geste technique lors d’une opération, handicap provisoire ou permanent, manque de formation des professionnels de santé, …</text:p>
        </text:list-item>
        <text:list-item>
          <text:p text:style-name="P10"><text:span text:style-name="T1">Les risques psychosociaux</text:span>.<text:line-break/>Ces risques désignent des dommages physiques ou physiologiques causés par des humains à d’autres humains. Par exemple : Stress, burnout, harcèlement, épuisement professionnel, …</text:p>
        </text:list-item>
      </text:list>
      <text:p text:style-name="Standard">Ces risques peuvent être regroupés en deux grandes familles : les risques externes (exogènes) et les risques internes (endogènes).</text:p>
      <text:p text:style-name="Standard">En tant que chef de projet, vous devrez uniquement vous concentrer sur les risques dits opérationnels, c’est à dire ceux qui touchent directement au bon déroulement du projet.</text:p>
      <text:p text:style-name="Standard">Les risques stratégiques ne sont pas gérés par le chef de projet, et les aléas ne pouvant par nature pas être quantifiés, vous les mettez de côté dans votre gestion des risques.</text:p>
      <text:p text:style-name="Standard">A noter que chacun de ces risques peut être quantifié en terme d’impacts. Les impacts peuvent être exprimés aussi bien éléments impactés sous forme de liste, qu’en espèces sonnantes et trébuchantes (en euros).</text:p>
      <text:h text:style-name="Heading_20_2" text:outline-level="2">Exercice 1 : « Dupont Corp »</text:h>
      <text:p text:style-name="Standard">Marc Dupont, entrepreneur passionné, décide de lancer son site e-commerce "Dupont Corp" de vente d’articles de mode écoresponsables. Enthousiaste, il réunit une petite équipe composée de Julien, un développeur, Sophie, une designer, Élodie, une experte en marketing digital et Antoine, un consultant juridique. Tout semble bien engagé, mais rapidement, des obstacles imprévus surgissent.</text:p>
      <text:p text:style-name="Standard">Dès la phase de conception, l’équipe rencontre des difficultés avec l’intégration de certaines fonctionnalités de paiement. La plateforme choisie s’avère limitée, ce qui entraîne des retards et des coûts supplémentaires pour en changer. Par ailleurs, le respect des normes RGPD concernant la collecte et la protection des données clients s’impose comme un véritable casse-tête technique et légal.</text:p>
      <text:p text:style-name="Standard">Parallèlement, Marc signe un partenariat avec un fournisseur, Laurent, qui, quelques mois plus tard, revoit ses prix à la hausse. Cela déséquilibre son modèle économique, l’obligeant à revoir ses marges et à trouver rapidement une solution pour rester compétitif. Pendant ce temps, le budget initialement prévu pour la publicité s’épuise plus vite que prévu, rendant la visibilité du site incertaine.</text:p>
      <text:p text:style-name="Standard">L’aspect humain du projet n’est pas en reste. Un conflit éclate entre Sophie et Julien sur l’ergonomie du site, retardant la mise en ligne. De plus, Antoine alerte Marc sur un problème de droit à l’image lié à certaines photos utilisées sans autorisation. Le temps presse, et l’équipe doit revoir en urgence plusieurs visuels pour éviter tout litige.</text:p>
      <text:p text:style-name="Standard">Lorsque le site est enfin lancé, un bug critique affecte les transactions en ligne, générant de nombreuses plaintes de clients. La correction prend plusieurs jours, ternissant la réputation naissante du site. Comme si cela ne suffisait pas, Clara, une influenceuse engagée pour promouvoir la marque, déclenche une polémique en raison d’anciennes déclarations <text:soft-page-break/>controversées. L’image du projet en pâtit, et Marc doit rapidement réagir pour contenir l’impact négatif.</text:p>
      <text:p text:style-name="Standard">D’autres défis viennent encore compliquer la situation. L’équipe, bien que motivée, souffre d’un manque flagrant d’expérience dans certains domaines clés. Par exemple, Élodie, ancienne graphiste reconvertie, n’a pas véritablement d’expertise en acquisition de trafic. Julien, autodidacte talentueux, peine à gérer les aspects sécuritaires du site, ce qui expose la plateforme à des risques de cyberattaques.</text:p>
      <text:p text:style-name="Standard">En interne, l’arrivée de Thomas, un chargé de service client recruté en urgence et peu formé, aggrave les tensions. Il peine à gérer les réclamations des clients mécontents des délais de livraison, dus à un prestataire logistique sous-dimensionné pour répondre aux commandes croissantes. De plus, une erreur dans la configuration des stocks en ligne entraîne la vente d’articles en rupture, provoquant frustration et demandes de remboursement massives.</text:p>
      <text:p text:style-name="Standard">Enfin, la quête de financement devient une préoccupation majeure. Un investisseur potentiel, Pierre, séduit par le concept initial, se rétracte en raison d’un business plan jugé trop optimiste. Marc doit alors se tourner vers une solution de crowdfunding, mais la campagne, mal préparée, n’atteint pas ses objectifs. Les tensions financières s’accumulent et pèsent sur la motivation de l’équipe.</text:p>
      <text:p text:style-name="Standard">Malgré tous ces obstacles, Marc refuse d’abandonner. Mais entre gestion des imprévus, tensions internes et pression financière, le projet "Dupont Corp" devient un véritable cas d’école sur les risques liés au lancement et à la gestion d’un site e-commerce.</text:p>
      <text:list text:continue-list="list3909211860" text:style-name="WWNum22">
        <text:list-item>
          <text:list>
            <text:list-item>
              <text:list>
                <text:list-item>
                  <text:list>
                    <text:list-item>
                      <text:p text:style-name="P8" loext:marker-style-name="T1"><text:span text:style-name="T1">Identifier tous les risques présents.</text:span><text:span text:style-name="T1"/></text:p>
                    </text:list-item>
                    <text:list-item>
                      <text:p text:style-name="P8" loext:marker-style-name="T1"><text:span text:style-name="T1">Classer-les par nature</text:span><text:span text:style-name="T1"/></text:p>
                    </text:list-item>
                  </text:list>
                </text:list-item>
              </text:list>
            </text:list-item>
          </text:list>
        </text:list-item>
      </text:list>
      <text:p text:style-name="Standard" loext:marker-style-name="T1"><text:span text:style-name="T1">Pour répondre à ces trois questions, complétez le tableau suivant.</text:span><text:span text:style-name="T1"/></text:p>
      <table:table table:name="Tableau1" table:style-name="Tableau1">
        <table:table-column table:style-name="Tableau1.A"/>
        <table:table-column table:style-name="Tableau1.B"/>
        <table:table-row table:style-name="Tableau1.1">
          <table:table-cell table:style-name="Tableau1.A1" office:value-type="string">
            <text:p text:style-name="P1">Risque</text:p>
          </table:table-cell>
          <table:table-cell table:style-name="Tableau1.A1" office:value-type="string">
            <text:p text:style-name="P1">Nature du risque</text:p>
          </table:table-cell>
        </table:table-row>
        <table:table-row table:style-name="Tableau1.1">
          <table:table-cell table:style-name="Tableau1.A1" office:value-type="string">
            <text:p text:style-name="P15">respect des normes RGPD</text:p>
            <text:p text:style-name="P17">droit a l’image</text:p>
          </table:table-cell>
          <table:table-cell table:style-name="Tableau1.A1" office:value-type="string">
            <text:p text:style-name="P12"><text:span text:style-name="T1">Les risques juridiques et réglementaires</text:span></text:p>
          </table:table-cell>
        </table:table-row>
        <table:table-row table:style-name="Tableau1.1">
          <table:table-cell table:style-name="Tableau1.A3" office:value-type="string">
            <text:p text:style-name="P17">Conflit entre les salariés</text:p>
            <text:p text:style-name="P17"/>
          </table:table-cell>
          <table:table-cell table:style-name="Tableau1.A3" office:value-type="string">
            <text:p text:style-name="P13"><text:span text:style-name="T1">Les risques sociaux et organisationnels</text:span></text:p>
          </table:table-cell>
        </table:table-row>
      </table:table>
      <text:p text:style-name="Standard"/>
      <text:list xml:id="list122709489051390" text:continue-numbering="true" text:style-name="WWNum22">
        <text:list-item>
          <text:h text:style-name="P7" text:outline-level="1">Les manières de traites les risques</text:h>
        </text:list-item>
      </text:list>
      <text:p text:style-name="Standard">L’identification des risques implique ensuite le développement de stratégies pour répondre à ceux-ci afin de minimiser leurs effets.</text:p>
      <text:p text:style-name="Standard">Cela peut être accompli en diminuant la probabilité que ces risques se concrétisent, en réduisant l'impact qu'ils pourraient avoir, ou en combinant les deux approches.</text:p>
      <text:p text:style-name="Standard">Cette étape nécessite de sélectionner la réaction la plus appropriée face à chaque risque identifié :</text:p>
      <text:list text:style-name="WWNum19">
        <text:list-item>
          <text:p text:style-name="P14">Accepter : choisir de ne rien changer et d'accepter les conséquences du risque si celui-ci se réalise.</text:p>
        </text:list-item>
        <text:list-item>
          <text:p text:style-name="P14">Atténuer : prendre des mesures pour réduire la probabilité d'occurrence du risque ou l'ampleur de son impact.</text:p>
        </text:list-item>
        <text:list-item>
          <text:p text:style-name="P14"><text:soft-page-break/>Éliminer : supprimer la source du risque ou son potentiel d'impact.</text:p>
        </text:list-item>
        <text:list-item>
          <text:p text:style-name="P14">Transférer : déplacer la responsabilité ou l'impact du risque vers un tiers, souvent par le biais d'une assurance ou d'un contrat.</text:p>
        </text:list-item>
      </text:list>
      <text:p text:style-name="Standard">Suite à la détermination de la stratégie de réponse, il est primordial de formuler un plan d'action détaillant : l'objet de l'action (Quoi), la personne responsable (Qui), ainsi que le délai d'exécution (Quand), et de suivre l'état d'avancement de chaque action.</text:p>
      <text:h text:style-name="Heading_20_2" text:outline-level="2">Exercice 2 : Limiter les risques à la « Dupont corp »</text:h>
      <text:list text:continue-list="list122709489051390" text:style-name="WWNum22">
        <text:list-item>
          <text:list>
            <text:list-item>
              <text:list>
                <text:list-item>
                  <text:list>
                    <text:list-item>
                      <text:p text:style-name="P8" loext:marker-style-name="T1"><text:span text:style-name="T1">Pour chaque risque, quelle solution pourriez-vous envisager ?</text:span><text:span text:style-name="T1"/></text:p>
                    </text:list-item>
                  </text:list>
                </text:list-item>
              </text:list>
            </text:list-item>
          </text:list>
        </text:list-item>
      </text:list>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Risque</text:p>
          </table:table-cell>
          <table:table-cell table:style-name="Tableau2.A1" office:value-type="string">
            <text:p text:style-name="P1">Nature du risque</text:p>
          </table:table-cell>
          <table:table-cell table:style-name="Tableau2.A1" office:value-type="string">
            <text:p text:style-name="P1">Solution</text:p>
          </table:table-cell>
          <table:table-cell table:style-name="Tableau2.A1" office:value-type="string">
            <text:p text:style-name="P1">Nature de la solution</text:p>
          </table:table-cell>
        </table:table-row>
        <table:table-row table:style-name="Tableau2.1">
          <table:table-cell table:style-name="Tableau2.A1" office:value-type="string">
            <text:p text:style-name="P19">Problème de conformité norme RGPD</text:p>
            <text:p text:style-name="P19">doit à l’image</text:p>
          </table:table-cell>
          <table:table-cell table:style-name="Tableau2.A1" office:value-type="string">
            <text:p text:style-name="P18">Risque juridique </text:p>
          </table:table-cell>
          <table:table-cell table:style-name="Tableau2.A1" office:value-type="string">
            <text:p text:style-name="P19">Engagement d’un gars qui connaît les lois </text:p>
            <text:p text:style-name="P19">(avocat ptetre)</text:p>
          </table:table-cell>
          <table:table-cell table:style-name="Tableau2.A1" office:value-type="string">
            <text:p text:style-name="P18">Eliminer </text:p>
          </table:table-cell>
        </table:table-row>
        <table:table-row table:style-name="Tableau2.1">
          <table:table-cell table:style-name="Tableau2.A3" office:value-type="string">
            <text:p text:style-name="P19">Soucis avec les paiements </text:p>
          </table:table-cell>
          <table:table-cell table:style-name="Tableau2.A3" office:value-type="string">
            <text:p text:style-name="P18">Risque financier</text:p>
          </table:table-cell>
          <table:table-cell table:style-name="Tableau2.A3" office:value-type="string">
            <text:p text:style-name="P19">Prendre un e plateforme de paiement plus stable</text:p>
          </table:table-cell>
          <table:table-cell table:style-name="Tableau2.A3" office:value-type="string">
            <text:p text:style-name="P18">Eliminer</text:p>
          </table:table-cell>
        </table:table-row>
        <table:table-row table:style-name="Tableau2.1">
          <table:table-cell table:style-name="Tableau2.A3" office:value-type="string">
            <text:p text:style-name="P19">Hausse prix fournisseur</text:p>
          </table:table-cell>
          <table:table-cell table:style-name="Tableau2.A3" office:value-type="string">
            <text:p text:style-name="P18">Risque financier et économique </text:p>
          </table:table-cell>
          <table:table-cell table:style-name="Tableau2.A3" office:value-type="string">
            <text:p text:style-name="P21">Changer de forunisseur/attendre qu’il baisse ses prix/trouver un accord</text:p>
          </table:table-cell>
          <table:table-cell table:style-name="Tableau2.A3" office:value-type="string">
            <text:p text:style-name="P18">attenuer</text:p>
          </table:table-cell>
        </table:table-row>
        <table:table-row table:style-name="Tableau2.1">
          <table:table-cell table:style-name="Tableau2.A3" office:value-type="string">
            <text:p text:style-name="P19">Conflits entre salariés</text:p>
          </table:table-cell>
          <table:table-cell table:style-name="Tableau2.A3" office:value-type="string">
            <text:p text:style-name="P18">Risque psychosociaux</text:p>
          </table:table-cell>
          <table:table-cell table:style-name="Tableau2.A3" office:value-type="string">
            <text:p text:style-name="P20"/>
          </table:table-cell>
          <table:table-cell table:style-name="Tableau2.A3" office:value-type="string">
            <text:p text:style-name="P18">eliminer</text:p>
          </table:table-cell>
        </table:table-row>
        <table:table-row table:style-name="Tableau2.1">
          <table:table-cell table:style-name="Tableau2.A3" office:value-type="string">
            <text:p text:style-name="P19">Salariés incompétents</text:p>
            <text:p text:style-name="P19">(dev/graphisme/chargé service client)</text:p>
          </table:table-cell>
          <table:table-cell table:style-name="Tableau2.A3" office:value-type="string">
            <text:p text:style-name="P18">Risque professionnel</text:p>
            <text:p text:style-name="P18">risque économique</text:p>
          </table:table-cell>
          <table:table-cell table:style-name="Tableau2.A3" office:value-type="string">
            <text:p text:style-name="P1"/>
          </table:table-cell>
          <table:table-cell table:style-name="Tableau2.A3" office:value-type="string">
            <text:p text:style-name="P18">Attenuer/eliminer</text:p>
          </table:table-cell>
        </table:table-row>
        <table:table-row table:style-name="Tableau2.1">
          <table:table-cell table:style-name="Tableau2.A3" office:value-type="string">
            <text:p text:style-name="P19">Atteinte à l’image de marque (influenceuse)</text:p>
          </table:table-cell>
          <table:table-cell table:style-name="Tableau2.A3" office:value-type="string">
            <text:p text:style-name="P18">Risque numérique</text:p>
            <text:p text:style-name="P18">risque économique</text:p>
          </table:table-cell>
          <table:table-cell table:style-name="Tableau2.A3" office:value-type="string">
            <text:p text:style-name="P1"/>
          </table:table-cell>
          <table:table-cell table:style-name="Tableau2.A3" office:value-type="string">
            <text:p text:style-name="P18">attenuer</text:p>
          </table:table-cell>
        </table:table-row>
        <table:table-row table:style-name="Tableau2.1">
          <table:table-cell table:style-name="Tableau2.A3" office:value-type="string">
            <text:p text:style-name="P19">Problèmes</text:p>
            <text:p text:style-name="P19">Crowdfounding</text:p>
          </table:table-cell>
          <table:table-cell table:style-name="Tableau2.A3" office:value-type="string">
            <text:p text:style-name="P18">Risque financier</text:p>
          </table:table-cell>
          <table:table-cell table:style-name="Tableau2.A3" office:value-type="string">
            <text:p text:style-name="P1"/>
          </table:table-cell>
          <table:table-cell table:style-name="Tableau2.A3" office:value-type="string">
            <text:p text:style-name="P18">attenuer</text:p>
          </table:table-cell>
        </table:table-row>
      </table:table>
      <text:p text:style-name="Standard"/>
      <text:h text:style-name="Heading_20_2" text:outline-level="2">Exercice 3 : Synthétiser tous les risques dans un tableau</text:h>
      <text:list text:continue-numbering="true" text:style-name="WWNum22">
        <text:list-item>
          <text:list>
            <text:list-item>
              <text:list>
                <text:list-item>
                  <text:list>
                    <text:list-item>
                      <text:list>
                        <text:list-item>
                          <text:list>
                            <text:list-item>
                              <text:list>
                                <text:list-item>
                                  <text:p text:style-name="P9" loext:marker-style-name="T1"><text:span text:style-name="T1">Reprenez tous les risques et compléter le modèle de tableur donné en annexe.</text:span><text:span text:style-name="T1"/></text:p>
                                </text:list-item>
                              </text:list>
                            </text:list-item>
                          </text:list>
                        </text:list-item>
                      </text:list>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1" svg:font-family="'Noto Sans'"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style:font-name="Gentium Book Basic" fo:font-family="'Gentium Book Basic'" style:font-family-generic="roman" style:font-pitch="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WWNum22" style:class="text">
      <loext:graphic-properties draw:fill="none" draw:fill-color="#ffffff"/>
      <style:paragraph-properties fo:margin-top="0.423cm" fo:margin-bottom="0cm" style:contextual-spacing="false" fo:line-height="100%" fo:keep-together="always" fo:background-color="transparent" fo:padding-left="0cm" fo:padding-right="0cm" fo:padding-top="0cm" fo:padding-bottom="0.035cm" fo:border-left="none" fo:border-right="none" fo:border-top="none" fo:border-bottom="0.51pt solid #000000" fo:keep-with-next="always"/>
      <style:text-properties fo:color="#2f5496"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le" style:family="paragraph" style:parent-style-name="Standard" style:next-style-name="Text_20_body" loext:linked-style-name="Titre_20_Car" style:auto-update="true" style:class="chapter">
      <loext:graphic-properties draw:fill="solid" draw:fill-color="#b4c6e7"/>
      <style:paragraph-properties fo:margin-top="0cm" fo:margin-bottom="0cm" style:contextual-spacing="true" fo:line-height="150%" fo:text-align="center" style:justify-single-word="false" fo:background-color="#b4c6e7" fo:padding-left="0.141cm" fo:padding-right="0.141cm" fo:padding-top="0.035cm" fo:padding-bottom="0.035cm" fo:border="0.51pt solid #000000" style:shadow="#000000 0.018cm 0.018cm"/>
      <style:text-properties style:font-name="Gentium Basic" fo:font-family="'Gentium Basic'"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loext:linked-style-name="Sans_20_interligne_20_Car">
      <style:paragraph-properties fo:margin-top="0cm" fo:margin-bottom="0cm" style:contextual-spacing="false" fo:text-align="start" style:justify-single-word="false" fo:orphans="2" fo:widows="2" fo:hyphenation-ladder-count="no-limit" style:writing-mode="lr-tb"/>
      <style:text-properties style:font-name="Gentium Book Basic" fo:font-family="'Gentium Book Basic'" style:font-family-generic="roman" style:font-pitch="variable"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Title" style:class="index"/>
    <style:style style:name="Contents_20_Heading" style:display-name="Contents Heading" style:family="paragraph" style:parent-style-name="Heading_20_1" style:next-style-name="Standard" style:default-outline-level="" style:list-style-name="WWNum22" style:class="index">
      <loext:graphic-properties draw:fill="none" draw:fill-color="#ffffff"/>
      <style:paragraph-properties fo:background-color="transparent" fo:padding="0cm" fo:border="none"/>
      <style:text-properties style:font-name="Calibri Light" fo:font-family="'Calibri Light'" style:font-family-generic="roman" style:font-pitch="variable"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Gentium Basic" fo:font-family="'Gentium Basic'"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c-axikw"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Marginalia" style:family="paragraph" style:parent-style-name="Standard" loext:linked-style-name="Commentaire_20_C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Objet_20_du_20_commentaire_20_Car">
      <style:text-properties fo:font-weight="bold" style:font-weight-asian="bold" style:font-weight-complex="bold"/>
    </style:style>
    <style:style style:name="Header_20_left" style:display-name="Header left" style:family="paragraph" style:parent-style-name="Header" style:class="extra"/>
    <style:style style:name="Style_20_de_20_dessin_20_par_20_défaut" style:display-name="Style de dessin par défaut" style:family="paragraph">
      <style:paragraph-properties fo:margin-top="0cm" fo:margin-bottom="0cm" style:contextual-spacing="false" style:line-height-at-least="0.353cm" fo:text-align="start" style:justify-single-word="false" fo:orphans="2" fo:widows="2" fo:hyphenation-ladder-count="no-limit" style:writing-mode="lr-tb"/>
      <style:text-properties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Objet_20_sans_20_remplissage" style:display-name="Objet sans remplissage" style:family="paragraph" style:parent-style-name="Style_20_de_20_dessin_20_par_20_défaut"/>
    <style:style style:name="Objet_20_sans_20_remplissage_20_et_20_sans_20_ligne" style:display-name="Objet sans remplissage et sans ligne" style:family="paragraph" style:parent-style-name="Style_20_de_20_dessin_20_par_20_défaut"/>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fo:font-size="43.5pt" style:font-size-asian="43.5pt"/>
    </style:style>
    <style:style style:name="En-tête_20_A4" style:display-name="En-tête A4" style:family="paragraph" style:parent-style-name="A4">
      <style:text-properties fo:font-size="24pt" style:font-size-asian="24pt"/>
    </style:style>
    <style:style style:name="Texte_20_A4" style:display-name="Texte A4" style:family="paragraph" style:parent-style-name="A4"/>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0">
      <style:text-properties fo:font-size="95.5pt" style:font-size-asian="95.5pt"/>
    </style:style>
    <style:style style:name="En-tête_20_A0" style:display-name="En-tête A0" style:family="paragraph" style:parent-style-name="A0">
      <style:text-properties fo:font-size="71.5pt" style:font-size-asian="71.5pt"/>
    </style:style>
    <style:style style:name="Texte_20_A0" style:display-name="Texte A0" style:family="paragraph" style:parent-style-name="A0"/>
    <style:style style:name="Image" style:family="paragraph">
      <style:paragraph-properties fo:margin-top="0cm" fo:margin-bottom="0cm" style:contextual-spacing="false" fo:text-align="start" style:justify-single-word="false" fo:orphans="2" fo:widows="2" fo:hyphenation-ladder-count="no-limit" style:writing-mode="lr-tb"/>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Formes" style:family="paragraph" style:parent-style-name="Image">
      <style:text-properties fo:font-size="14pt" fo:font-weight="bold" style:font-size-asian="14pt" style:font-weight-asian="bold"/>
    </style:style>
    <style:style style:name="Plein" style:family="paragraph" style:parent-style-name="Formes"/>
    <style:style style:name="Plein_20_bleu" style:display-name="Plein bleu" style:family="paragraph" style:parent-style-name="Plein">
      <style:text-properties fo:color="#ffffff" loext:opacity="100%"/>
    </style:style>
    <style:style style:name="Plein_20_vert" style:display-name="Plein vert" style:family="paragraph" style:parent-style-name="Plein">
      <style:text-properties fo:color="#ffffff" loext:opacity="100%"/>
    </style:style>
    <style:style style:name="Plein_20_rouge" style:display-name="Plein rouge" style:family="paragraph" style:parent-style-name="Plein">
      <style:text-properties fo:color="#ffffff" loext:opacity="100%"/>
    </style:style>
    <style:style style:name="Plein_20_jaune" style:display-name="Plein jaune" style:family="paragraph" style:parent-style-name="Plein">
      <style:text-properties fo:color="#ffffff" loext:opacity="100%"/>
    </style:style>
    <style:style style:name="Contour" style:family="paragraph" style:parent-style-name="Formes"/>
    <style:style style:name="Contour_20_bleu" style:display-name="Contour bleu" style:family="paragraph" style:parent-style-name="Contour">
      <style:text-properties fo:color="#355269" loext:opacity="100%"/>
    </style:style>
    <style:style style:name="Contour_20_vert" style:display-name="Contour vert" style:family="paragraph" style:parent-style-name="Contour">
      <style:text-properties fo:color="#127622" loext:opacity="100%"/>
    </style:style>
    <style:style style:name="Contour_20_rouge" style:display-name="Contour rouge" style:family="paragraph" style:parent-style-name="Contour">
      <style:text-properties fo:color="#c9211e" loext:opacity="100%"/>
    </style:style>
    <style:style style:name="Contour_20_jaune" style:display-name="Contour jaune" style:family="paragraph" style:parent-style-name="Contour">
      <style:text-properties fo:color="#b47804" loext:opacity="100%"/>
    </style:style>
    <style:style style:name="Lignes" style:family="paragraph" style:parent-style-name="Image"/>
    <style:style style:name="Ligne_20_fléchée" style:display-name="Ligne fléchée" style:family="paragraph" style:parent-style-name="Lignes"/>
    <style:style style:name="Ligne_20_en_20_pointillés" style:display-name="Ligne en pointillés" style:family="paragraph" style:parent-style-name="Lignes"/>
    <style:style style:name="Diapositive_20_de_20_titre_7e_LT_7e_Gliederung_20_1" style:display-name="Diapositive de titre~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iapositive_20_de_20_titre_7e_LT_7e_Gliederung_20_2" style:display-name="Diapositive de titre~LT~Gliederung 2" style:family="paragraph" style:parent-style-name="Diapositive_20_de_20_titre_7e_LT_7e_Gliederung_20_1">
      <style:paragraph-properties fo:margin-top="0.4cm" fo:margin-bottom="0cm" style:contextual-spacing="false"/>
      <style:text-properties fo:font-size="14pt" style:font-size-asian="14pt"/>
    </style:style>
    <style:style style:name="Diapositive_20_de_20_titre_7e_LT_7e_Gliederung_20_3" style:display-name="Diapositive de titre~LT~Gliederung 3" style:family="paragraph" style:parent-style-name="Diapositive_20_de_20_titre_7e_LT_7e_Gliederung_20_2">
      <style:paragraph-properties fo:margin-top="0.3cm" fo:margin-bottom="0cm" style:contextual-spacing="false"/>
    </style:style>
    <style:style style:name="Diapositive_20_de_20_titre_7e_LT_7e_Gliederung_20_4" style:display-name="Diapositive de titre~LT~Gliederung 4" style:family="paragraph" style:parent-style-name="Diapositive_20_de_20_titre_7e_LT_7e_Gliederung_20_3">
      <style:paragraph-properties fo:margin-top="0.199cm" fo:margin-bottom="0cm" style:contextual-spacing="false"/>
    </style:style>
    <style:style style:name="Diapositive_20_de_20_titre_7e_LT_7e_Gliederung_20_5" style:display-name="Diapositive de titre~LT~Gliederung 5" style:family="paragraph" style:parent-style-name="Diapositive_20_de_20_titre_7e_LT_7e_Gliederung_20_4">
      <style:paragraph-properties fo:margin-top="0.101cm" fo:margin-bottom="0cm" style:contextual-spacing="false"/>
      <style:text-properties fo:font-size="20pt" style:font-size-asian="20pt"/>
    </style:style>
    <style:style style:name="Diapositive_20_de_20_titre_7e_LT_7e_Gliederung_20_6" style:display-name="Diapositive de titre~LT~Gliederung 6" style:family="paragraph" style:parent-style-name="Diapositive_20_de_20_titre_7e_LT_7e_Gliederung_20_5"/>
    <style:style style:name="Diapositive_20_de_20_titre_7e_LT_7e_Gliederung_20_7" style:display-name="Diapositive de titre~LT~Gliederung 7" style:family="paragraph" style:parent-style-name="Diapositive_20_de_20_titre_7e_LT_7e_Gliederung_20_6"/>
    <style:style style:name="Diapositive_20_de_20_titre_7e_LT_7e_Gliederung_20_8" style:display-name="Diapositive de titre~LT~Gliederung 8" style:family="paragraph" style:parent-style-name="Diapositive_20_de_20_titre_7e_LT_7e_Gliederung_20_7"/>
    <style:style style:name="Diapositive_20_de_20_titre_7e_LT_7e_Gliederung_20_9" style:display-name="Diapositive de titre~LT~Gliederung 9" style:family="paragraph" style:parent-style-name="Diapositive_20_de_20_titre_7e_LT_7e_Gliederung_20_8"/>
    <style:style style:name="Diapositive_20_de_20_titre_7e_LT_7e_Titel" style:display-name="Diapositive de titre~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iapositive_20_de_20_titre_7e_LT_7e_Untertitel" style:display-name="Diapositive de titre~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iapositive_20_de_20_titre_7e_LT_7e_Notizen" style:display-name="Diapositive de titre~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iapositive_20_de_20_titre_7e_LT_7e_Hintergrundobjekte" style:display-name="Diapositive de titre~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iapositive_20_de_20_titre_7e_LT_7e_Hintergrund" style:display-name="Diapositive de titre~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bg-none" style:family="paragraph" style:parent-style-name="default"/>
    <style:style style:name="gray" style:family="paragraph" style:parent-style-name="default"/>
    <style:style style:name="dark-gray" style:family="paragraph" style:parent-style-name="default"/>
    <style:style style:name="black" style:family="paragraph" style:parent-style-name="default">
      <style:text-properties fo:color="#ffffff" loext:opacity="100%"/>
    </style:style>
    <style:style style:name="black-with-border" style:family="paragraph" style:parent-style-name="default">
      <style:text-properties fo:color="#ffffff" loext:opacity="100%"/>
    </style:style>
    <style:style style:name="gray-with-border" style:family="paragraph" style:parent-style-name="default"/>
    <style:style style:name="white" style:family="paragraph" style:parent-style-name="default"/>
    <style:style style:name="white-with-border" style:family="paragraph" style:parent-style-name="default"/>
    <style:style style:name="blue-title" style:family="paragraph" style:parent-style-name="default">
      <style:text-properties fo:color="#ffffff" loext:opacity="100%"/>
    </style:style>
    <style:style style:name="blue-title-with-border" style:family="paragraph" style:parent-style-name="default">
      <style:text-properties fo:color="#ffffff" loext:opacity="100%"/>
    </style:style>
    <style:style style:name="blue-banded" style:family="paragraph" style:parent-style-name="default"/>
    <style:style style:name="blue-normal" style:family="paragraph" style:parent-style-name="default"/>
    <style:style style:name="orange-title" style:family="paragraph" style:parent-style-name="default">
      <style:text-properties fo:color="#ffffff" loext:opacity="100%"/>
    </style:style>
    <style:style style:name="orange-title-with-border" style:family="paragraph" style:parent-style-name="default">
      <style:text-properties fo:color="#ffffff" loext:opacity="100%"/>
    </style:style>
    <style:style style:name="orange-banded" style:family="paragraph" style:parent-style-name="default"/>
    <style:style style:name="orange-normal" style:family="paragraph" style:parent-style-name="default"/>
    <style:style style:name="teal-title" style:family="paragraph" style:parent-style-name="default">
      <style:text-properties fo:color="#ffffff" loext:opacity="100%"/>
    </style:style>
    <style:style style:name="teal-title-with-border" style:family="paragraph" style:parent-style-name="default">
      <style:text-properties fo:color="#ffffff" loext:opacity="100%"/>
    </style:style>
    <style:style style:name="teal-banded" style:family="paragraph" style:parent-style-name="default"/>
    <style:style style:name="teal-normal" style:family="paragraph" style:parent-style-name="default"/>
    <style:style style:name="magenta-title" style:family="paragraph" style:parent-style-name="default">
      <style:text-properties fo:color="#ffffff" loext:opacity="100%"/>
    </style:style>
    <style:style style:name="magenta-title-with-border" style:family="paragraph" style:parent-style-name="default">
      <style:text-properties fo:color="#ffffff" loext:opacity="100%"/>
    </style:style>
    <style:style style:name="magenta-banded" style:family="paragraph" style:parent-style-name="default"/>
    <style:style style:name="magenta-normal" style:family="paragraph" style:parent-style-name="default"/>
    <style:style style:name="Objets_20_d_27_arrière-plan" style:display-name="Objets d'arrière-plan"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Arrière-plan"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Plan_20_1" style:display-name="Plan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Plan_20_2" style:display-name="Plan 2" style:family="paragraph" style:parent-style-name="Plan_20_1">
      <style:paragraph-properties fo:margin-top="0.4cm" fo:margin-bottom="0cm" style:contextual-spacing="false"/>
      <style:text-properties fo:font-size="14pt" style:font-size-asian="14pt"/>
    </style:style>
    <style:style style:name="Plan_20_3" style:display-name="Plan 3" style:family="paragraph" style:parent-style-name="Plan_20_2">
      <style:paragraph-properties fo:margin-top="0.3cm" fo:margin-bottom="0cm" style:contextual-spacing="false"/>
    </style:style>
    <style:style style:name="Plan_20_4" style:display-name="Plan 4" style:family="paragraph" style:parent-style-name="Plan_20_3">
      <style:paragraph-properties fo:margin-top="0.199cm" fo:margin-bottom="0cm" style:contextual-spacing="false"/>
    </style:style>
    <style:style style:name="Plan_20_5" style:display-name="Plan 5" style:family="paragraph" style:parent-style-name="Plan_20_4">
      <style:paragraph-properties fo:margin-top="0.101cm" fo:margin-bottom="0cm" style:contextual-spacing="false"/>
      <style:text-properties fo:font-size="20pt" style:font-size-asian="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_20_et_20_texte_20_vertical_7e_LT_7e_Gliederung_20_1" style:display-name="Titre et texte vertical~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texte_20_vertical_7e_LT_7e_Gliederung_20_2" style:display-name="Titre et texte vertical~LT~Gliederung 2" style:family="paragraph" style:parent-style-name="Titre_20_et_20_texte_20_vertical_7e_LT_7e_Gliederung_20_1">
      <style:paragraph-properties fo:margin-top="0.4cm" fo:margin-bottom="0cm" style:contextual-spacing="false"/>
      <style:text-properties fo:font-size="14pt" style:font-size-asian="14pt"/>
    </style:style>
    <style:style style:name="Titre_20_et_20_texte_20_vertical_7e_LT_7e_Gliederung_20_3" style:display-name="Titre et texte vertical~LT~Gliederung 3" style:family="paragraph" style:parent-style-name="Titre_20_et_20_texte_20_vertical_7e_LT_7e_Gliederung_20_2">
      <style:paragraph-properties fo:margin-top="0.3cm" fo:margin-bottom="0cm" style:contextual-spacing="false"/>
    </style:style>
    <style:style style:name="Titre_20_et_20_texte_20_vertical_7e_LT_7e_Gliederung_20_4" style:display-name="Titre et texte vertical~LT~Gliederung 4" style:family="paragraph" style:parent-style-name="Titre_20_et_20_texte_20_vertical_7e_LT_7e_Gliederung_20_3">
      <style:paragraph-properties fo:margin-top="0.199cm" fo:margin-bottom="0cm" style:contextual-spacing="false"/>
    </style:style>
    <style:style style:name="Titre_20_et_20_texte_20_vertical_7e_LT_7e_Gliederung_20_5" style:display-name="Titre et texte vertical~LT~Gliederung 5" style:family="paragraph" style:parent-style-name="Titre_20_et_20_texte_20_vertical_7e_LT_7e_Gliederung_20_4">
      <style:paragraph-properties fo:margin-top="0.101cm" fo:margin-bottom="0cm" style:contextual-spacing="false"/>
      <style:text-properties fo:font-size="20pt" style:font-size-asian="20pt"/>
    </style:style>
    <style:style style:name="Titre_20_et_20_texte_20_vertical_7e_LT_7e_Gliederung_20_6" style:display-name="Titre et texte vertical~LT~Gliederung 6" style:family="paragraph" style:parent-style-name="Titre_20_et_20_texte_20_vertical_7e_LT_7e_Gliederung_20_5"/>
    <style:style style:name="Titre_20_et_20_texte_20_vertical_7e_LT_7e_Gliederung_20_7" style:display-name="Titre et texte vertical~LT~Gliederung 7" style:family="paragraph" style:parent-style-name="Titre_20_et_20_texte_20_vertical_7e_LT_7e_Gliederung_20_6"/>
    <style:style style:name="Titre_20_et_20_texte_20_vertical_7e_LT_7e_Gliederung_20_8" style:display-name="Titre et texte vertical~LT~Gliederung 8" style:family="paragraph" style:parent-style-name="Titre_20_et_20_texte_20_vertical_7e_LT_7e_Gliederung_20_7"/>
    <style:style style:name="Titre_20_et_20_texte_20_vertical_7e_LT_7e_Gliederung_20_9" style:display-name="Titre et texte vertical~LT~Gliederung 9" style:family="paragraph" style:parent-style-name="Titre_20_et_20_texte_20_vertical_7e_LT_7e_Gliederung_20_8"/>
    <style:style style:name="Titre_20_et_20_texte_20_vertical_7e_LT_7e_Titel" style:display-name="Titre et texte vertical~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texte_20_vertical_7e_LT_7e_Untertitel" style:display-name="Titre et texte vertical~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texte_20_vertical_7e_LT_7e_Notizen" style:display-name="Titre et texte vertical~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texte_20_vertical_7e_LT_7e_Hintergrundobjekte" style:display-name="Titre et texte vertical~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texte_20_vertical_7e_LT_7e_Hintergrund" style:display-name="Titre et texte vertical~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vertical_20_et_20_texte_7e_LT_7e_Gliederung_20_1" style:display-name="Titre vertical et texte~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vertical_20_et_20_texte_7e_LT_7e_Gliederung_20_2" style:display-name="Titre vertical et texte~LT~Gliederung 2" style:family="paragraph" style:parent-style-name="Titre_20_vertical_20_et_20_texte_7e_LT_7e_Gliederung_20_1">
      <style:paragraph-properties fo:margin-top="0.4cm" fo:margin-bottom="0cm" style:contextual-spacing="false"/>
      <style:text-properties fo:font-size="14pt" style:font-size-asian="14pt"/>
    </style:style>
    <style:style style:name="Titre_20_vertical_20_et_20_texte_7e_LT_7e_Gliederung_20_3" style:display-name="Titre vertical et texte~LT~Gliederung 3" style:family="paragraph" style:parent-style-name="Titre_20_vertical_20_et_20_texte_7e_LT_7e_Gliederung_20_2">
      <style:paragraph-properties fo:margin-top="0.3cm" fo:margin-bottom="0cm" style:contextual-spacing="false"/>
    </style:style>
    <style:style style:name="Titre_20_vertical_20_et_20_texte_7e_LT_7e_Gliederung_20_4" style:display-name="Titre vertical et texte~LT~Gliederung 4" style:family="paragraph" style:parent-style-name="Titre_20_vertical_20_et_20_texte_7e_LT_7e_Gliederung_20_3">
      <style:paragraph-properties fo:margin-top="0.199cm" fo:margin-bottom="0cm" style:contextual-spacing="false"/>
    </style:style>
    <style:style style:name="Titre_20_vertical_20_et_20_texte_7e_LT_7e_Gliederung_20_5" style:display-name="Titre vertical et texte~LT~Gliederung 5" style:family="paragraph" style:parent-style-name="Titre_20_vertical_20_et_20_texte_7e_LT_7e_Gliederung_20_4">
      <style:paragraph-properties fo:margin-top="0.101cm" fo:margin-bottom="0cm" style:contextual-spacing="false"/>
      <style:text-properties fo:font-size="20pt" style:font-size-asian="20pt"/>
    </style:style>
    <style:style style:name="Titre_20_vertical_20_et_20_texte_7e_LT_7e_Gliederung_20_6" style:display-name="Titre vertical et texte~LT~Gliederung 6" style:family="paragraph" style:parent-style-name="Titre_20_vertical_20_et_20_texte_7e_LT_7e_Gliederung_20_5"/>
    <style:style style:name="Titre_20_vertical_20_et_20_texte_7e_LT_7e_Gliederung_20_7" style:display-name="Titre vertical et texte~LT~Gliederung 7" style:family="paragraph" style:parent-style-name="Titre_20_vertical_20_et_20_texte_7e_LT_7e_Gliederung_20_6"/>
    <style:style style:name="Titre_20_vertical_20_et_20_texte_7e_LT_7e_Gliederung_20_8" style:display-name="Titre vertical et texte~LT~Gliederung 8" style:family="paragraph" style:parent-style-name="Titre_20_vertical_20_et_20_texte_7e_LT_7e_Gliederung_20_7"/>
    <style:style style:name="Titre_20_vertical_20_et_20_texte_7e_LT_7e_Gliederung_20_9" style:display-name="Titre vertical et texte~LT~Gliederung 9" style:family="paragraph" style:parent-style-name="Titre_20_vertical_20_et_20_texte_7e_LT_7e_Gliederung_20_8"/>
    <style:style style:name="Titre_20_vertical_20_et_20_texte_7e_LT_7e_Titel" style:display-name="Titre vertical et texte~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vertical_20_et_20_texte_7e_LT_7e_Untertitel" style:display-name="Titre vertical et texte~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vertical_20_et_20_texte_7e_LT_7e_Notizen" style:display-name="Titre vertical et texte~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vertical_20_et_20_texte_7e_LT_7e_Hintergrundobjekte" style:display-name="Titre vertical et texte~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vertical_20_et_20_texte_7e_LT_7e_Hintergrund" style:display-name="Titre vertical et texte~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contenu_7e_LT_7e_Gliederung_20_1" style:display-name="Titre et contenu~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contenu_7e_LT_7e_Gliederung_20_2" style:display-name="Titre et contenu~LT~Gliederung 2" style:family="paragraph" style:parent-style-name="Titre_20_et_20_contenu_7e_LT_7e_Gliederung_20_1">
      <style:paragraph-properties fo:margin-top="0.4cm" fo:margin-bottom="0cm" style:contextual-spacing="false"/>
      <style:text-properties fo:font-size="14pt" style:font-size-asian="14pt"/>
    </style:style>
    <style:style style:name="Titre_20_et_20_contenu_7e_LT_7e_Gliederung_20_3" style:display-name="Titre et contenu~LT~Gliederung 3" style:family="paragraph" style:parent-style-name="Titre_20_et_20_contenu_7e_LT_7e_Gliederung_20_2">
      <style:paragraph-properties fo:margin-top="0.3cm" fo:margin-bottom="0cm" style:contextual-spacing="false"/>
    </style:style>
    <style:style style:name="Titre_20_et_20_contenu_7e_LT_7e_Gliederung_20_4" style:display-name="Titre et contenu~LT~Gliederung 4" style:family="paragraph" style:parent-style-name="Titre_20_et_20_contenu_7e_LT_7e_Gliederung_20_3">
      <style:paragraph-properties fo:margin-top="0.199cm" fo:margin-bottom="0cm" style:contextual-spacing="false"/>
    </style:style>
    <style:style style:name="Titre_20_et_20_contenu_7e_LT_7e_Gliederung_20_5" style:display-name="Titre et contenu~LT~Gliederung 5" style:family="paragraph" style:parent-style-name="Titre_20_et_20_contenu_7e_LT_7e_Gliederung_20_4">
      <style:paragraph-properties fo:margin-top="0.101cm" fo:margin-bottom="0cm" style:contextual-spacing="false"/>
      <style:text-properties fo:font-size="20pt" style:font-size-asian="20pt"/>
    </style:style>
    <style:style style:name="Titre_20_et_20_contenu_7e_LT_7e_Gliederung_20_6" style:display-name="Titre et contenu~LT~Gliederung 6" style:family="paragraph" style:parent-style-name="Titre_20_et_20_contenu_7e_LT_7e_Gliederung_20_5"/>
    <style:style style:name="Titre_20_et_20_contenu_7e_LT_7e_Gliederung_20_7" style:display-name="Titre et contenu~LT~Gliederung 7" style:family="paragraph" style:parent-style-name="Titre_20_et_20_contenu_7e_LT_7e_Gliederung_20_6"/>
    <style:style style:name="Titre_20_et_20_contenu_7e_LT_7e_Gliederung_20_8" style:display-name="Titre et contenu~LT~Gliederung 8" style:family="paragraph" style:parent-style-name="Titre_20_et_20_contenu_7e_LT_7e_Gliederung_20_7"/>
    <style:style style:name="Titre_20_et_20_contenu_7e_LT_7e_Gliederung_20_9" style:display-name="Titre et contenu~LT~Gliederung 9" style:family="paragraph" style:parent-style-name="Titre_20_et_20_contenu_7e_LT_7e_Gliederung_20_8"/>
    <style:style style:name="Titre_20_et_20_contenu_7e_LT_7e_Titel" style:display-name="Titre et contenu~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contenu_7e_LT_7e_Untertitel" style:display-name="Titre et contenu~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contenu_7e_LT_7e_Notizen" style:display-name="Titre et contenu~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contenu_7e_LT_7e_Hintergrundobjekte" style:display-name="Titre et contenu~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et_20_contenu_7e_LT_7e_Hintergrund" style:display-name="Titre et contenu~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de_20_section_7e_LT_7e_Gliederung_20_1" style:display-name="Titre de section~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de_20_section_7e_LT_7e_Gliederung_20_2" style:display-name="Titre de section~LT~Gliederung 2" style:family="paragraph" style:parent-style-name="Titre_20_de_20_section_7e_LT_7e_Gliederung_20_1">
      <style:paragraph-properties fo:margin-top="0.4cm" fo:margin-bottom="0cm" style:contextual-spacing="false"/>
      <style:text-properties fo:font-size="14pt" style:font-size-asian="14pt"/>
    </style:style>
    <style:style style:name="Titre_20_de_20_section_7e_LT_7e_Gliederung_20_3" style:display-name="Titre de section~LT~Gliederung 3" style:family="paragraph" style:parent-style-name="Titre_20_de_20_section_7e_LT_7e_Gliederung_20_2">
      <style:paragraph-properties fo:margin-top="0.3cm" fo:margin-bottom="0cm" style:contextual-spacing="false"/>
    </style:style>
    <style:style style:name="Titre_20_de_20_section_7e_LT_7e_Gliederung_20_4" style:display-name="Titre de section~LT~Gliederung 4" style:family="paragraph" style:parent-style-name="Titre_20_de_20_section_7e_LT_7e_Gliederung_20_3">
      <style:paragraph-properties fo:margin-top="0.199cm" fo:margin-bottom="0cm" style:contextual-spacing="false"/>
    </style:style>
    <style:style style:name="Titre_20_de_20_section_7e_LT_7e_Gliederung_20_5" style:display-name="Titre de section~LT~Gliederung 5" style:family="paragraph" style:parent-style-name="Titre_20_de_20_section_7e_LT_7e_Gliederung_20_4">
      <style:paragraph-properties fo:margin-top="0.101cm" fo:margin-bottom="0cm" style:contextual-spacing="false"/>
      <style:text-properties fo:font-size="20pt" style:font-size-asian="20pt"/>
    </style:style>
    <style:style style:name="Titre_20_de_20_section_7e_LT_7e_Gliederung_20_6" style:display-name="Titre de section~LT~Gliederung 6" style:family="paragraph" style:parent-style-name="Titre_20_de_20_section_7e_LT_7e_Gliederung_20_5"/>
    <style:style style:name="Titre_20_de_20_section_7e_LT_7e_Gliederung_20_7" style:display-name="Titre de section~LT~Gliederung 7" style:family="paragraph" style:parent-style-name="Titre_20_de_20_section_7e_LT_7e_Gliederung_20_6"/>
    <style:style style:name="Titre_20_de_20_section_7e_LT_7e_Gliederung_20_8" style:display-name="Titre de section~LT~Gliederung 8" style:family="paragraph" style:parent-style-name="Titre_20_de_20_section_7e_LT_7e_Gliederung_20_7"/>
    <style:style style:name="Titre_20_de_20_section_7e_LT_7e_Gliederung_20_9" style:display-name="Titre de section~LT~Gliederung 9" style:family="paragraph" style:parent-style-name="Titre_20_de_20_section_7e_LT_7e_Gliederung_20_8"/>
    <style:style style:name="Titre_20_de_20_section_7e_LT_7e_Titel" style:display-name="Titre de section~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de_20_section_7e_LT_7e_Untertitel" style:display-name="Titre de section~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de_20_section_7e_LT_7e_Notizen" style:display-name="Titre de section~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de_20_section_7e_LT_7e_Hintergrundobjekte" style:display-name="Titre de section~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de_20_section_7e_LT_7e_Hintergrund" style:display-name="Titre de section~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eux_20_contenus_7e_LT_7e_Gliederung_20_1" style:display-name="Deux contenus~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eux_20_contenus_7e_LT_7e_Gliederung_20_2" style:display-name="Deux contenus~LT~Gliederung 2" style:family="paragraph" style:parent-style-name="Deux_20_contenus_7e_LT_7e_Gliederung_20_1">
      <style:paragraph-properties fo:margin-top="0.4cm" fo:margin-bottom="0cm" style:contextual-spacing="false"/>
      <style:text-properties fo:font-size="14pt" style:font-size-asian="14pt"/>
    </style:style>
    <style:style style:name="Deux_20_contenus_7e_LT_7e_Gliederung_20_3" style:display-name="Deux contenus~LT~Gliederung 3" style:family="paragraph" style:parent-style-name="Deux_20_contenus_7e_LT_7e_Gliederung_20_2">
      <style:paragraph-properties fo:margin-top="0.3cm" fo:margin-bottom="0cm" style:contextual-spacing="false"/>
    </style:style>
    <style:style style:name="Deux_20_contenus_7e_LT_7e_Gliederung_20_4" style:display-name="Deux contenus~LT~Gliederung 4" style:family="paragraph" style:parent-style-name="Deux_20_contenus_7e_LT_7e_Gliederung_20_3">
      <style:paragraph-properties fo:margin-top="0.199cm" fo:margin-bottom="0cm" style:contextual-spacing="false"/>
    </style:style>
    <style:style style:name="Deux_20_contenus_7e_LT_7e_Gliederung_20_5" style:display-name="Deux contenus~LT~Gliederung 5" style:family="paragraph" style:parent-style-name="Deux_20_contenus_7e_LT_7e_Gliederung_20_4">
      <style:paragraph-properties fo:margin-top="0.101cm" fo:margin-bottom="0cm" style:contextual-spacing="false"/>
      <style:text-properties fo:font-size="20pt" style:font-size-asian="20pt"/>
    </style:style>
    <style:style style:name="Deux_20_contenus_7e_LT_7e_Gliederung_20_6" style:display-name="Deux contenus~LT~Gliederung 6" style:family="paragraph" style:parent-style-name="Deux_20_contenus_7e_LT_7e_Gliederung_20_5"/>
    <style:style style:name="Deux_20_contenus_7e_LT_7e_Gliederung_20_7" style:display-name="Deux contenus~LT~Gliederung 7" style:family="paragraph" style:parent-style-name="Deux_20_contenus_7e_LT_7e_Gliederung_20_6"/>
    <style:style style:name="Deux_20_contenus_7e_LT_7e_Gliederung_20_8" style:display-name="Deux contenus~LT~Gliederung 8" style:family="paragraph" style:parent-style-name="Deux_20_contenus_7e_LT_7e_Gliederung_20_7"/>
    <style:style style:name="Deux_20_contenus_7e_LT_7e_Gliederung_20_9" style:display-name="Deux contenus~LT~Gliederung 9" style:family="paragraph" style:parent-style-name="Deux_20_contenus_7e_LT_7e_Gliederung_20_8"/>
    <style:style style:name="Deux_20_contenus_7e_LT_7e_Titel" style:display-name="Deux contenus~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eux_20_contenus_7e_LT_7e_Untertitel" style:display-name="Deux contenus~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eux_20_contenus_7e_LT_7e_Notizen" style:display-name="Deux contenus~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eux_20_contenus_7e_LT_7e_Hintergrundobjekte" style:display-name="Deux contenus~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eux_20_contenus_7e_LT_7e_Hintergrund" style:display-name="Deux contenus~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mparaison_7e_LT_7e_Gliederung_20_1" style:display-name="Comparaison~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mparaison_7e_LT_7e_Gliederung_20_2" style:display-name="Comparaison~LT~Gliederung 2" style:family="paragraph" style:parent-style-name="Comparaison_7e_LT_7e_Gliederung_20_1">
      <style:paragraph-properties fo:margin-top="0.4cm" fo:margin-bottom="0cm" style:contextual-spacing="false"/>
      <style:text-properties fo:font-size="14pt" style:font-size-asian="14pt"/>
    </style:style>
    <style:style style:name="Comparaison_7e_LT_7e_Gliederung_20_3" style:display-name="Comparaison~LT~Gliederung 3" style:family="paragraph" style:parent-style-name="Comparaison_7e_LT_7e_Gliederung_20_2">
      <style:paragraph-properties fo:margin-top="0.3cm" fo:margin-bottom="0cm" style:contextual-spacing="false"/>
    </style:style>
    <style:style style:name="Comparaison_7e_LT_7e_Gliederung_20_4" style:display-name="Comparaison~LT~Gliederung 4" style:family="paragraph" style:parent-style-name="Comparaison_7e_LT_7e_Gliederung_20_3">
      <style:paragraph-properties fo:margin-top="0.199cm" fo:margin-bottom="0cm" style:contextual-spacing="false"/>
    </style:style>
    <style:style style:name="Comparaison_7e_LT_7e_Gliederung_20_5" style:display-name="Comparaison~LT~Gliederung 5" style:family="paragraph" style:parent-style-name="Comparaison_7e_LT_7e_Gliederung_20_4">
      <style:paragraph-properties fo:margin-top="0.101cm" fo:margin-bottom="0cm" style:contextual-spacing="false"/>
      <style:text-properties fo:font-size="20pt" style:font-size-asian="20pt"/>
    </style:style>
    <style:style style:name="Comparaison_7e_LT_7e_Gliederung_20_6" style:display-name="Comparaison~LT~Gliederung 6" style:family="paragraph" style:parent-style-name="Comparaison_7e_LT_7e_Gliederung_20_5"/>
    <style:style style:name="Comparaison_7e_LT_7e_Gliederung_20_7" style:display-name="Comparaison~LT~Gliederung 7" style:family="paragraph" style:parent-style-name="Comparaison_7e_LT_7e_Gliederung_20_6"/>
    <style:style style:name="Comparaison_7e_LT_7e_Gliederung_20_8" style:display-name="Comparaison~LT~Gliederung 8" style:family="paragraph" style:parent-style-name="Comparaison_7e_LT_7e_Gliederung_20_7"/>
    <style:style style:name="Comparaison_7e_LT_7e_Gliederung_20_9" style:display-name="Comparaison~LT~Gliederung 9" style:family="paragraph" style:parent-style-name="Comparaison_7e_LT_7e_Gliederung_20_8"/>
    <style:style style:name="Comparaison_7e_LT_7e_Titel" style:display-name="Comparaison~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mparaison_7e_LT_7e_Untertitel" style:display-name="Comparaison~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mparaison_7e_LT_7e_Notizen" style:display-name="Comparaison~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mparaison_7e_LT_7e_Hintergrundobjekte" style:display-name="Comparaison~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mparaison_7e_LT_7e_Hintergrund" style:display-name="Comparaison~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seul_7e_LT_7e_Gliederung_20_1" style:display-name="Titre seul~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seul_7e_LT_7e_Gliederung_20_2" style:display-name="Titre seul~LT~Gliederung 2" style:family="paragraph" style:parent-style-name="Titre_20_seul_7e_LT_7e_Gliederung_20_1">
      <style:paragraph-properties fo:margin-top="0.4cm" fo:margin-bottom="0cm" style:contextual-spacing="false"/>
      <style:text-properties fo:font-size="14pt" style:font-size-asian="14pt"/>
    </style:style>
    <style:style style:name="Titre_20_seul_7e_LT_7e_Gliederung_20_3" style:display-name="Titre seul~LT~Gliederung 3" style:family="paragraph" style:parent-style-name="Titre_20_seul_7e_LT_7e_Gliederung_20_2">
      <style:paragraph-properties fo:margin-top="0.3cm" fo:margin-bottom="0cm" style:contextual-spacing="false"/>
    </style:style>
    <style:style style:name="Titre_20_seul_7e_LT_7e_Gliederung_20_4" style:display-name="Titre seul~LT~Gliederung 4" style:family="paragraph" style:parent-style-name="Titre_20_seul_7e_LT_7e_Gliederung_20_3">
      <style:paragraph-properties fo:margin-top="0.199cm" fo:margin-bottom="0cm" style:contextual-spacing="false"/>
    </style:style>
    <style:style style:name="Titre_20_seul_7e_LT_7e_Gliederung_20_5" style:display-name="Titre seul~LT~Gliederung 5" style:family="paragraph" style:parent-style-name="Titre_20_seul_7e_LT_7e_Gliederung_20_4">
      <style:paragraph-properties fo:margin-top="0.101cm" fo:margin-bottom="0cm" style:contextual-spacing="false"/>
      <style:text-properties fo:font-size="20pt" style:font-size-asian="20pt"/>
    </style:style>
    <style:style style:name="Titre_20_seul_7e_LT_7e_Gliederung_20_6" style:display-name="Titre seul~LT~Gliederung 6" style:family="paragraph" style:parent-style-name="Titre_20_seul_7e_LT_7e_Gliederung_20_5"/>
    <style:style style:name="Titre_20_seul_7e_LT_7e_Gliederung_20_7" style:display-name="Titre seul~LT~Gliederung 7" style:family="paragraph" style:parent-style-name="Titre_20_seul_7e_LT_7e_Gliederung_20_6"/>
    <style:style style:name="Titre_20_seul_7e_LT_7e_Gliederung_20_8" style:display-name="Titre seul~LT~Gliederung 8" style:family="paragraph" style:parent-style-name="Titre_20_seul_7e_LT_7e_Gliederung_20_7"/>
    <style:style style:name="Titre_20_seul_7e_LT_7e_Gliederung_20_9" style:display-name="Titre seul~LT~Gliederung 9" style:family="paragraph" style:parent-style-name="Titre_20_seul_7e_LT_7e_Gliederung_20_8"/>
    <style:style style:name="Titre_20_seul_7e_LT_7e_Titel" style:display-name="Titre seul~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seul_7e_LT_7e_Untertitel" style:display-name="Titre seul~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seul_7e_LT_7e_Notizen" style:display-name="Titre seul~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seul_7e_LT_7e_Hintergrundobjekte" style:display-name="Titre seul~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Titre_20_seul_7e_LT_7e_Hintergrund" style:display-name="Titre seul~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Vide_7e_LT_7e_Gliederung_20_1" style:display-name="Vide~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Vide_7e_LT_7e_Gliederung_20_2" style:display-name="Vide~LT~Gliederung 2" style:family="paragraph" style:parent-style-name="Vide_7e_LT_7e_Gliederung_20_1">
      <style:paragraph-properties fo:margin-top="0.4cm" fo:margin-bottom="0cm" style:contextual-spacing="false"/>
      <style:text-properties fo:font-size="14pt" style:font-size-asian="14pt"/>
    </style:style>
    <style:style style:name="Vide_7e_LT_7e_Gliederung_20_3" style:display-name="Vide~LT~Gliederung 3" style:family="paragraph" style:parent-style-name="Vide_7e_LT_7e_Gliederung_20_2">
      <style:paragraph-properties fo:margin-top="0.3cm" fo:margin-bottom="0cm" style:contextual-spacing="false"/>
    </style:style>
    <style:style style:name="Vide_7e_LT_7e_Gliederung_20_4" style:display-name="Vide~LT~Gliederung 4" style:family="paragraph" style:parent-style-name="Vide_7e_LT_7e_Gliederung_20_3">
      <style:paragraph-properties fo:margin-top="0.199cm" fo:margin-bottom="0cm" style:contextual-spacing="false"/>
    </style:style>
    <style:style style:name="Vide_7e_LT_7e_Gliederung_20_5" style:display-name="Vide~LT~Gliederung 5" style:family="paragraph" style:parent-style-name="Vide_7e_LT_7e_Gliederung_20_4">
      <style:paragraph-properties fo:margin-top="0.101cm" fo:margin-bottom="0cm" style:contextual-spacing="false"/>
      <style:text-properties fo:font-size="20pt" style:font-size-asian="20pt"/>
    </style:style>
    <style:style style:name="Vide_7e_LT_7e_Gliederung_20_6" style:display-name="Vide~LT~Gliederung 6" style:family="paragraph" style:parent-style-name="Vide_7e_LT_7e_Gliederung_20_5"/>
    <style:style style:name="Vide_7e_LT_7e_Gliederung_20_7" style:display-name="Vide~LT~Gliederung 7" style:family="paragraph" style:parent-style-name="Vide_7e_LT_7e_Gliederung_20_6"/>
    <style:style style:name="Vide_7e_LT_7e_Gliederung_20_8" style:display-name="Vide~LT~Gliederung 8" style:family="paragraph" style:parent-style-name="Vide_7e_LT_7e_Gliederung_20_7"/>
    <style:style style:name="Vide_7e_LT_7e_Gliederung_20_9" style:display-name="Vide~LT~Gliederung 9" style:family="paragraph" style:parent-style-name="Vide_7e_LT_7e_Gliederung_20_8"/>
    <style:style style:name="Vide_7e_LT_7e_Titel" style:display-name="Vide~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Vide_7e_LT_7e_Untertitel" style:display-name="Vide~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Vide_7e_LT_7e_Notizen" style:display-name="Vide~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Vide_7e_LT_7e_Hintergrundobjekte" style:display-name="Vide~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Vide_7e_LT_7e_Hintergrund" style:display-name="Vide~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ntenu_20_avec_20_légende_7e_LT_7e_Gliederung_20_1" style:display-name="Contenu avec légende~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ntenu_20_avec_20_légende_7e_LT_7e_Gliederung_20_2" style:display-name="Contenu avec légende~LT~Gliederung 2" style:family="paragraph" style:parent-style-name="Contenu_20_avec_20_légende_7e_LT_7e_Gliederung_20_1">
      <style:paragraph-properties fo:margin-top="0.4cm" fo:margin-bottom="0cm" style:contextual-spacing="false"/>
      <style:text-properties fo:font-size="14pt" style:font-size-asian="14pt"/>
    </style:style>
    <style:style style:name="Contenu_20_avec_20_légende_7e_LT_7e_Gliederung_20_3" style:display-name="Contenu avec légende~LT~Gliederung 3" style:family="paragraph" style:parent-style-name="Contenu_20_avec_20_légende_7e_LT_7e_Gliederung_20_2">
      <style:paragraph-properties fo:margin-top="0.3cm" fo:margin-bottom="0cm" style:contextual-spacing="false"/>
    </style:style>
    <style:style style:name="Contenu_20_avec_20_légende_7e_LT_7e_Gliederung_20_4" style:display-name="Contenu avec légende~LT~Gliederung 4" style:family="paragraph" style:parent-style-name="Contenu_20_avec_20_légende_7e_LT_7e_Gliederung_20_3">
      <style:paragraph-properties fo:margin-top="0.199cm" fo:margin-bottom="0cm" style:contextual-spacing="false"/>
    </style:style>
    <style:style style:name="Contenu_20_avec_20_légende_7e_LT_7e_Gliederung_20_5" style:display-name="Contenu avec légende~LT~Gliederung 5" style:family="paragraph" style:parent-style-name="Contenu_20_avec_20_légende_7e_LT_7e_Gliederung_20_4">
      <style:paragraph-properties fo:margin-top="0.101cm" fo:margin-bottom="0cm" style:contextual-spacing="false"/>
      <style:text-properties fo:font-size="20pt" style:font-size-asian="20pt"/>
    </style:style>
    <style:style style:name="Contenu_20_avec_20_légende_7e_LT_7e_Gliederung_20_6" style:display-name="Contenu avec légende~LT~Gliederung 6" style:family="paragraph" style:parent-style-name="Contenu_20_avec_20_légende_7e_LT_7e_Gliederung_20_5"/>
    <style:style style:name="Contenu_20_avec_20_légende_7e_LT_7e_Gliederung_20_7" style:display-name="Contenu avec légende~LT~Gliederung 7" style:family="paragraph" style:parent-style-name="Contenu_20_avec_20_légende_7e_LT_7e_Gliederung_20_6"/>
    <style:style style:name="Contenu_20_avec_20_légende_7e_LT_7e_Gliederung_20_8" style:display-name="Contenu avec légende~LT~Gliederung 8" style:family="paragraph" style:parent-style-name="Contenu_20_avec_20_légende_7e_LT_7e_Gliederung_20_7"/>
    <style:style style:name="Contenu_20_avec_20_légende_7e_LT_7e_Gliederung_20_9" style:display-name="Contenu avec légende~LT~Gliederung 9" style:family="paragraph" style:parent-style-name="Contenu_20_avec_20_légende_7e_LT_7e_Gliederung_20_8"/>
    <style:style style:name="Contenu_20_avec_20_légende_7e_LT_7e_Titel" style:display-name="Contenu avec légende~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ntenu_20_avec_20_légende_7e_LT_7e_Untertitel" style:display-name="Contenu avec légende~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ntenu_20_avec_20_légende_7e_LT_7e_Notizen" style:display-name="Contenu avec légende~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ntenu_20_avec_20_légende_7e_LT_7e_Hintergrundobjekte" style:display-name="Contenu avec légende~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Contenu_20_avec_20_légende_7e_LT_7e_Hintergrund" style:display-name="Contenu avec légende~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mage_20_avec_20_légende_7e_LT_7e_Gliederung_20_1" style:display-name="Image avec légende~LT~Gliederung 1" style:family="paragraph">
      <style:paragraph-properties fo:margin-top="0.499cm" fo:margin-bottom="0cm" style:contextual-spacing="false" fo:line-height="90%" fo:text-align="start" style:justify-single-word="false" fo:orphans="2" fo:widows="2" fo:hyphenation-ladder-count="no-limit" style:writing-mode="lr-tb"/>
      <style:text-properties fo:color="#404040" loext:opacity="100%"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mage_20_avec_20_légende_7e_LT_7e_Gliederung_20_2" style:display-name="Image avec légende~LT~Gliederung 2" style:family="paragraph" style:parent-style-name="Image_20_avec_20_légende_7e_LT_7e_Gliederung_20_1">
      <style:paragraph-properties fo:margin-top="0.4cm" fo:margin-bottom="0cm" style:contextual-spacing="false"/>
      <style:text-properties fo:font-size="14pt" style:font-size-asian="14pt"/>
    </style:style>
    <style:style style:name="Image_20_avec_20_légende_7e_LT_7e_Gliederung_20_3" style:display-name="Image avec légende~LT~Gliederung 3" style:family="paragraph" style:parent-style-name="Image_20_avec_20_légende_7e_LT_7e_Gliederung_20_2">
      <style:paragraph-properties fo:margin-top="0.3cm" fo:margin-bottom="0cm" style:contextual-spacing="false"/>
    </style:style>
    <style:style style:name="Image_20_avec_20_légende_7e_LT_7e_Gliederung_20_4" style:display-name="Image avec légende~LT~Gliederung 4" style:family="paragraph" style:parent-style-name="Image_20_avec_20_légende_7e_LT_7e_Gliederung_20_3">
      <style:paragraph-properties fo:margin-top="0.199cm" fo:margin-bottom="0cm" style:contextual-spacing="false"/>
    </style:style>
    <style:style style:name="Image_20_avec_20_légende_7e_LT_7e_Gliederung_20_5" style:display-name="Image avec légende~LT~Gliederung 5" style:family="paragraph" style:parent-style-name="Image_20_avec_20_légende_7e_LT_7e_Gliederung_20_4">
      <style:paragraph-properties fo:margin-top="0.101cm" fo:margin-bottom="0cm" style:contextual-spacing="false"/>
      <style:text-properties fo:font-size="20pt" style:font-size-asian="20pt"/>
    </style:style>
    <style:style style:name="Image_20_avec_20_légende_7e_LT_7e_Gliederung_20_6" style:display-name="Image avec légende~LT~Gliederung 6" style:family="paragraph" style:parent-style-name="Image_20_avec_20_légende_7e_LT_7e_Gliederung_20_5"/>
    <style:style style:name="Image_20_avec_20_légende_7e_LT_7e_Gliederung_20_7" style:display-name="Image avec légende~LT~Gliederung 7" style:family="paragraph" style:parent-style-name="Image_20_avec_20_légende_7e_LT_7e_Gliederung_20_6"/>
    <style:style style:name="Image_20_avec_20_légende_7e_LT_7e_Gliederung_20_8" style:display-name="Image avec légende~LT~Gliederung 8" style:family="paragraph" style:parent-style-name="Image_20_avec_20_légende_7e_LT_7e_Gliederung_20_7"/>
    <style:style style:name="Image_20_avec_20_légende_7e_LT_7e_Gliederung_20_9" style:display-name="Image avec légende~LT~Gliederung 9" style:family="paragraph" style:parent-style-name="Image_20_avec_20_légende_7e_LT_7e_Gliederung_20_8"/>
    <style:style style:name="Image_20_avec_20_légende_7e_LT_7e_Titel" style:display-name="Image avec légende~LT~Titel" style:family="paragraph">
      <style:paragraph-properties fo:margin-top="0cm" fo:margin-bottom="0cm" style:contextual-spacing="false" style:line-height-at-least="0.176cm" fo:text-align="start" style:justify-single-word="false" fo:orphans="2" fo:widows="2" fo:hyphenation-ladder-count="no-limit" style:writing-mode="lr-tb"/>
      <style:text-properties fo:color="#000000" loext:opacity="10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mage_20_avec_20_légende_7e_LT_7e_Untertitel" style:display-name="Image avec légende~LT~Untertitel" style:family="paragraph">
      <style:paragraph-properties fo:margin-top="0cm" fo:margin-bottom="0cm" style:contextual-spacing="false" fo:text-align="center" style:justify-single-word="false" fo:orphans="2" fo:widows="2" fo:hyphenation-ladder-count="no-limit" style:writing-mode="lr-tb"/>
      <style:text-properties style:font-name="Noto Sans Devanagari" fo:font-family="'Noto Sans Devanagari'" style:font-family-generic="roman" style:font-pitch="variable" fo:font-size="32pt" style:letter-kerning="true" style:font-name-asian="Noto Sans1" style:font-family-asian="'Noto Sans'" style:font-family-generic-asian="system" style:font-pitch-asian="variable" style:font-size-asian="3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mage_20_avec_20_légende_7e_LT_7e_Notizen" style:display-name="Image avec légende~LT~Notizen" style:family="paragraph">
      <style:paragraph-properties fo:margin-left="0.6cm" fo:margin-top="0cm" fo:margin-bottom="0cm" style:contextual-spacing="false" fo:text-align="start" style:justify-single-word="false" fo:orphans="2" fo:widows="2" fo:hyphenation-ladder-count="no-limit" fo:text-indent="-0.6cm" style:auto-text-indent="false" style:writing-mode="lr-tb"/>
      <style:text-properties style:font-name="Noto Sans Devanagari" fo:font-family="'Noto Sans Devanagari'" style:font-family-generic="roman" style:font-pitch="variable" fo:font-size="20pt" style:letter-kerning="true" style:font-name-asian="Noto Sans1" style:font-family-asian="'Noto Sans'" style:font-family-generic-asian="system" style:font-pitch-asian="variable" style:font-size-asian="20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mage_20_avec_20_légende_7e_LT_7e_Hintergrundobjekte" style:display-name="Image avec légende~LT~Hintergrundobjekte"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mage_20_avec_20_légende_7e_LT_7e_Hintergrund" style:display-name="Image avec légende~LT~Hintergrund" style:family="paragraph">
      <style:paragraph-properties fo:margin-top="0cm" fo:margin-bottom="0cm"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Light1" style:font-family-complex="'Calibri Light'"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Gentium Basic" fo:font-family="'Gentium Basic'" style:font-family-generic="roman" style:font-pitch="variable" fo:font-size="28pt" fo:letter-spacing="-0.018cm" style:letter-kerning="true" fo:background-color="#b4c6e7"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Gentium Book Basic" fo:font-family="'Gentium Book Basic'" style:font-family-generic="roman" style:font-pitch="variable" fo:font-size="16pt" fo:background-color="transparen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2f5496" loext:opacity="100%" style:font-name="Gentium Book Basic" fo:font-family="'Gentium Book Basic'"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text-properties style:font-name="Gentium Book Basic" fo:font-family="'Gentium Book Basic'"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Emphasis" style:family="text" style:parent-style-name="Default_20_Paragraph_20_Font">
      <style:text-properties fo:font-style="italic" style:font-style-asian="italic" style:font-style-complex="italic"/>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ternet_20_Link1" style:display-name="Internet Link1" style:family="text">
      <style:text-properties fo:color="#000080" loext:opacity="100%" style:text-underline-style="solid" style:text-underline-width="auto" style:text-underline-color="font-color"/>
    </style:style>
    <style:style style:name="Internet_20_Link2" style:display-name="Internet Link2" style:family="text">
      <style:text-properties fo:color="#000080"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Gentium Book Basic" fo:font-family="'Gentium Book Basic'" style:font-family-generic="roman" style:font-pitch="variable"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style:font-name="Gentium Book Basic" fo:font-family="'Gentium Book Basic'" style:font-family-generic="roman" style:font-pitch="variable"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suffix="." style:num-format="I">
        <style:list-level-properties text:list-level-position-and-space-mode="label-alignment" fo:text-align="end">
          <style:list-level-label-alignment text:label-followed-by="listtab" fo:text-indent="-0.635cm" fo:margin-left="1.27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outline-level-style>
      <text:outline-level-style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outline-level-style>
      <text:outline-level-style text:level="4" text:style-name="ListLabel_20_4" loext:num-list-format="%4%." style:num-suffix="." style:num-format="1">
        <style:list-level-properties text:list-level-position-and-space-mode="label-alignment">
          <style:list-level-label-alignment text:label-followed-by="listtab" fo:text-indent="-0.635cm" fo:margin-left="1.385cm"/>
        </style:list-level-properties>
      </text:outline-level-style>
      <text:outline-level-style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outline-level-style>
      <text:outline-level-style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outline-level-style>
      <text:outline-level-style text:level="7" text:style-name="ListLabel_20_7" loext:num-list-format="%7%." style:num-suffix="." style:num-format="1">
        <style:list-level-properties text:list-level-position-and-space-mode="label-alignment">
          <style:list-level-label-alignment text:label-followed-by="listtab" fo:text-indent="-0.635cm" fo:margin-left="1.386cm"/>
        </style:list-level-properties>
      </text:outline-level-style>
      <text:outline-level-style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outline-level-style>
      <text:outline-level-style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4472c4"/>
      <style:paragraph-properties fo:text-align="center"/>
    </style:style>
    <style:style style:name="MP2" style:family="paragraph" style:parent-style-name="Frame_20_contents">
      <style:paragraph-properties fo:text-align="center" style:justify-single-word="false"/>
    </style:style>
    <style:style style:name="MP3" style:family="paragraph">
      <loext:graphic-properties draw:fill="solid" draw:fill-color="#ffffff"/>
    </style:style>
    <style:style style:name="MP4" style:family="paragraph" style:parent-style-name="Footer">
      <style:paragraph-properties fo:text-align="end" style:justify-single-word="false"/>
    </style:style>
    <style:style style:name="MT1" style:family="text">
      <style:text-properties fo:font-size="8pt" style:font-size-asian="8pt" style:font-size-complex="8pt"/>
    </style:style>
    <style:style style:name="MT2" style:family="text">
      <style:text-properties fo:color="#000000" loext:opacity="100%"/>
    </style:style>
    <style:style style:name="MT3" style:family="text">
      <style:text-properties fo:color="#000000" loext:opacity="100%" fo:font-size="8pt" style:font-size-asian="8pt" style:font-size-complex="8pt"/>
    </style:style>
    <style:style style:name="Mgr1" style:family="graphic">
      <style:graphic-properties draw:stroke="solid" svg:stroke-width="0.035cm" svg:stroke-color="#325490" draw:stroke-linejoin="miter" svg:stroke-linecap="butt" draw:fill="solid" draw:fill-color="#4472c4" draw:textarea-horizontal-align="center" draw:textarea-vertical-align="top" draw:auto-grow-height="false" fo:padding-top="0.018cm" fo:padding-bottom="0.018cm" fo:padding-left="0.018cm" fo:padding-right="0.018cm" fo:wrap-option="wrap" loext:decorative="false" fo:margin-left="0.039cm" fo:margin-right="0.018cm" fo:margin-top="0.055cm" fo:margin-bottom="0.018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2" style:family="graphic" style:parent-style-name="Frame">
      <style:graphic-properties draw:stroke="solid" svg:stroke-width="0.009cm" svg:stroke-color="#808080" draw:stroke-linejoin="round" svg:stroke-linecap="butt" draw:fill="solid" draw:fill-color="#ffffff" draw:textarea-vertical-align="top" draw:auto-grow-height="false" fo:min-height="0.884cm" fo:min-width="0.841cm" fo:padding-top="0.127cm" fo:padding-bottom="0.127cm" fo:padding-left="0.254cm" fo:padding-right="0.254cm" fo:wrap-option="wrap" loext:decorative="false" fo:margin-left="0cm" fo:margin-right="0.079cm" fo:margin-top="0cm" fo:margin-bottom="0.079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Mgr3" style:family="graphic" style:parent-style-name="Frame">
      <style:graphic-properties draw:stroke="solid" svg:stroke-width="0.009cm" svg:stroke-color="#808080" draw:stroke-linejoin="round" svg:stroke-linecap="butt" draw:fill="solid" draw:fill-color="#ffffff" draw:textarea-vertical-align="top" draw:auto-grow-height="false" fo:min-height="0.744cm" fo:min-width="0.808cm" fo:padding-top="0.127cm" fo:padding-bottom="0.127cm" fo:padding-left="0.254cm" fo:padding-right="0.254cm" fo:wrap-option="wrap" loext:decorative="false" fo:margin-left="0cm" fo:margin-right="0.06cm" fo:margin-top="0cm" fo:margin-bottom="0.06cm" style:run-through="background" style:wrap="run-through" style:number-wrapped-paragraphs="no-limit" style:vertical-pos="from-top" loext:vertical-rel="page-content-bottom" style:horizontal-pos="from-left" style:horizontal-rel="page-end-margin"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polygon text:anchor-type="char" draw:z-index="3" draw:name="Demi-cadre 2" draw:style-name="Mgr1" draw:text-style-name="MP1" svg:width="14.375cm" svg:height="18.696cm" svg:x="6.606cm" svg:y="9.734cm" svg:viewBox="0 0 14376 18697" draw:points="14376,18697 0,18697 107,18558 14230,18558 14230,190 14376,0"><text:p/></draw:polygon>2.1 GESTION DE PROJET <text:tab/><text:tab/>Semestre 2</text:p>
      </style:header>
      <style:header-first>
        <text:p text:style-name="Header"/>
      </style:header-first>
      <style:footer>
        <text:p text:style-name="Footer"><draw:custom-shape text:anchor-type="char" draw:z-index="8" draw:name="Rectangle : carré corné 20" draw:style-name="Mgr2" draw:text-style-name="MP3" svg:width="1.35cm" svg:height="1.138cm" svg:x="0cm" svg:y="0.21cm"><text:p text:style-name="MP2"><text:span text:style-name="MT1"><text:page-number text:select-page="current">4</text:page-number></text:span></text:p><draw:enhanced-geometry svg:viewBox="0 0 21600 21600" draw:glue-points="10800 0 0 10800 10800 21600 21600 10800" draw:text-areas="0 0 21600 ?f11" draw:type="paper" draw:modifiers="14135"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style:footer>
      <style:footer-first>
        <text:p text:style-name="MP4"><draw:custom-shape text:anchor-type="char" draw:z-index="4" draw:name="Carré corné 3" draw:style-name="Mgr3" draw:text-style-name="MP3" svg:width="1.317cm" svg:height="0.999cm" svg:x="-0.127cm" svg:y="0.644cm"><text:p text:style-name="MP2" loext:marker-style-name="MT2"><text:span text:style-name="MT3">7</text:span><text:span text:style-name="MT3"/></text:p><draw:enhanced-geometry svg:viewBox="0 0 21600 21600" draw:glue-points="10800 0 0 10800 10800 21600 21600 10800" draw:text-areas="0 0 21600 ?f11" draw:type="paper" draw:modifiers="14135"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P 1 : Les compétences</dc:title>
    <dc:subject>Gestion de projet</dc:subject>
    <meta:initial-creator>Monsieur Clément Terrasse</meta:initial-creator>
    <meta:editing-cycles>29</meta:editing-cycles>
    <meta:print-date>2024-10-08T09:23:00</meta:print-date>
    <meta:creation-date>2024-10-08T08:44:00</meta:creation-date>
    <dc:date>2025-03-19T12:27:09.048570465</dc:date>
    <dc:language>fr-FR</dc:language>
    <meta:editing-duration>PT4H35M11S</meta:editing-duration>
    <meta:generator>LibreOffice/24.2.7.2$Linux_X86_64 LibreOffice_project/420$Build-2</meta:generator>
    <meta:document-statistic meta:table-count="2" meta:image-count="0" meta:object-count="0" meta:page-count="5" meta:paragraph-count="89" meta:word-count="1492" meta:character-count="10050" meta:non-whitespace-character-count="8663"/>
    <meta:user-defined meta:name="AppVersion">16.0000</meta:user-defined>
    <meta:user-defined meta:name="Company">Monsieur Clément Terrasse</meta:user-defined>
    <meta:template xlink:type="simple" xlink:actuate="onRequest" xlink:title="Normal.dotm" xlink:href=""/>
  </office:meta>
</office:document-meta>
</file>